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language="da" fo:country="DK"/>
    </style:style>
    <style:style style:name="P2" style:parent-style-name="Normal" style:family="paragraph">
      <style:text-properties style:font-name="Times New Roman" fo:language="en" fo:country="US"/>
    </style:style>
    <style:style style:name="P3" style:parent-style-name="ListParagraph" style:list-style-name="LFO1" style:family="paragraph">
      <style:text-properties style:font-name="Times New Roman" fo:language="da" fo:country="DK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Times New Roman" fo:language="da" fo:country="DK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Times New Roman" fo:language="da" fo:country="DK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Times New Roman" fo:language="da" fo:country="DK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Times New Roman" fo:language="da" fo:country="DK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Times New Roman" fo:language="da" fo:country="DK"/>
    </style:style>
    <style:style style:name="P14" style:parent-style-name="Normal" style:family="paragraph">
      <style:text-properties style:font-name="Times New Roman" fo:language="da" fo:country="DK"/>
    </style:style>
    <style:style style:name="P15" style:parent-style-name="Normal" style:family="paragraph">
      <style:text-properties style:font-name="Times New Roman" fo:language="da" fo:country="DK"/>
    </style:style>
    <style:style style:name="P16" style:parent-style-name="Normal" style:family="paragraph">
      <style:text-properties style:font-name="Times New Roman" fo:language="da" fo:country="DK"/>
    </style:style>
    <style:style style:name="P17" style:parent-style-name="Normal" style:family="paragraph">
      <style:text-properties style:font-name="Times New Roman" fo:language="da" fo:country="DK"/>
    </style:style>
    <style:style style:name="P18" style:parent-style-name="Normal" style:family="paragraph">
      <style:text-properties style:font-name="Times New Roman"/>
    </style:style>
    <style:style style:name="P19" style:parent-style-name="Normal" style:family="paragraph">
      <style:text-properties style:font-name="Times New Roman"/>
    </style:style>
    <style:style style:name="P20" style:parent-style-name="Normal" style:family="paragraph">
      <style:text-properties style:font-name="Times New Roma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text-properties style:font-name="Times New Roman"/>
    </style:style>
    <style:style style:name="T23" style:parent-style-name="DefaultParagraphFont" style:family="text">
      <style:text-properties style:font-name="Times New Roman"/>
    </style:style>
    <style:style style:name="P24" style:parent-style-name="Normal" style:family="paragraph">
      <style:text-properties style:font-name="Times New Roman" fo:language="da" fo:country="DK"/>
    </style:style>
    <style:style style:name="P25" style:parent-style-name="Normal" style:family="paragraph">
      <style:text-properties style:font-name="Times New Roman" fo:language="da" fo:country="DK"/>
    </style:style>
    <style:style style:name="P26" style:parent-style-name="Normal" style:family="paragraph">
      <style:text-properties style:font-name="Times New Roman" fo:language="da" fo:country="DK"/>
    </style:style>
    <style:style style:name="P27" style:parent-style-name="Normal" style:family="paragraph">
      <style:text-properties style:font-name="Times New Roman" fo:language="da" fo:country="DK"/>
    </style:style>
    <style:style style:name="P28" style:parent-style-name="Normal" style:family="paragraph">
      <style:text-properties style:font-name="Times New Roman" fo:language="da" fo:country="DK"/>
    </style:style>
    <style:style style:name="P29" style:parent-style-name="Normal" style:family="paragraph">
      <style:text-properties style:font-name="Times New Roman" fo:language="da" fo:country="DK"/>
    </style:style>
    <style:style style:name="P30" style:parent-style-name="Normal" style:family="paragraph">
      <style:paragraph-properties fo:break-before="page"/>
      <style:text-properties style:font-name="Times New Roman" fo:language="da" fo:country="DK"/>
    </style:style>
    <style:style style:name="P31" style:parent-style-name="Normal" style:family="paragraph">
      <style:text-properties style:font-name="Times New Roman" fo:language="da" fo:country="DK"/>
    </style:style>
    <style:style style:name="P32" style:parent-style-name="Normal" style:family="paragraph">
      <style:text-properties style:font-name="Times New Roman" fo:language="da" fo:country="DK"/>
    </style:style>
    <style:style style:name="P33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34" style:parent-style-name="Normal" style:family="paragraph">
      <style:text-properties style:font-name="Times New Roman" fo:language="en" fo:country="US"/>
    </style:style>
    <style:style style:name="P35" style:parent-style-name="ListParagraph" style:list-style-name="LFO1" style:family="paragraph">
      <style:text-properties style:font-name="Times New Roman"/>
    </style:style>
    <style:style style:name="P36" style:parent-style-name="ListParagraph" style:list-style-name="LFO1" style:family="paragraph">
      <style:text-properties style:font-name="Times New Roman"/>
    </style:style>
    <style:style style:name="P37" style:parent-style-name="ListParagraph" style:family="paragraph">
      <style:text-properties style:font-name="Times New Roman"/>
    </style:style>
    <style:style style:name="P38" style:parent-style-name="Normal" style:family="paragraph">
      <style:text-properties style:font-name="Times New Roman" fo:language="en" fo:country="US"/>
    </style:style>
    <style:style style:name="P39" style:parent-style-name="ListParagraph" style:list-style-name="LFO1" style:family="paragraph">
      <style:text-properties style:font-name="Times New Roman" fo:language="en" fo:country="US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43" style:parent-style-name="DefaultParagraphFont" style:family="text">
      <style:text-properties style:font-name="Times New Roman"/>
    </style:style>
    <style:style style:name="P44" style:parent-style-name="ListParagraph" style:list-style-name="LFO1" style:family="paragraph"/>
    <style:style style:name="T45" style:parent-style-name="DefaultParagraphFont" style:family="text">
      <style:text-properties style:font-name="Times New Roman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P49" style:parent-style-name="Normal" style:family="paragraph">
      <style:text-properties style:font-name="Times New Roman" fo:language="da" fo:country="DK"/>
    </style:style>
    <style:style style:name="P50" style:parent-style-name="Normal" style:family="paragraph">
      <style:text-properties style:font-name="Times New Roman" fo:language="en" fo:country="US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P55" style:parent-style-name="Normal" style:family="paragraph">
      <style:text-properties style:font-name="Times New Roman" fo:language="da" fo:country="DK"/>
    </style:style>
    <style:style style:name="P56" style:parent-style-name="Normal" style:family="paragraph">
      <style:text-properties style:font-name="Times New Roman" fo:language="da" fo:country="DK"/>
    </style:style>
    <style:style style:name="P57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8" style:parent-style-name="Normal" style:family="paragraph">
      <style:text-properties style:font-name="Times New Roman" fo:language="en" fo:country="US"/>
    </style:style>
    <style:style style:name="P59" style:parent-style-name="Normal" style:family="paragraph">
      <style:text-properties style:font-name="Times New Roman" fo:language="en" fo:country="US"/>
    </style:style>
    <style:style style:name="P60" style:parent-style-name="Normal" style:family="paragraph">
      <style:text-properties style:font-name="Times New Roman" fo:language="en" fo:country="US"/>
    </style:style>
    <style:style style:name="P61" style:parent-style-name="Normal" style:family="paragraph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P63" style:parent-style-name="Normal" style:family="paragraph">
      <style:text-properties style:font-name="Times New Roman" fo:language="da" fo:country="DK"/>
    </style:style>
    <style:style style:name="P64" style:parent-style-name="Normal" style:family="paragraph">
      <style:text-properties style:font-name="Times New Roman" fo:language="da" fo:country="DK"/>
    </style:style>
    <style:style style:name="P65" style:parent-style-name="Normal" style:family="paragraph">
      <style:text-properties style:font-name="Times New Roman" fo:language="da" fo:country="DK"/>
    </style:style>
    <style:style style:name="P66" style:parent-style-name="Normal" style:family="paragraph">
      <style:text-properties style:font-name="Times New Roman" fo:language="da" fo:country="DK"/>
    </style:style>
    <style:style style:name="P67" style:parent-style-name="Normal" style:family="paragraph">
      <style:text-properties style:font-name="Times New Roman" fo:language="da" fo:country="DK"/>
    </style:style>
    <style:style style:name="P68" style:parent-style-name="Normal" style:family="paragraph">
      <style:text-properties style:font-name="Times New Roman" fo:language="da" fo:country="DK"/>
    </style:style>
    <style:style style:name="P69" style:parent-style-name="Normal" style:family="paragraph">
      <style:text-properties style:font-name="Times New Roman" fo:language="da" fo:country="DK"/>
    </style:style>
    <style:style style:name="P70" style:parent-style-name="ListParagraph" style:list-style-name="LFO1" style:family="paragraph"/>
    <style:style style:name="P71" style:parent-style-name="ListParagraph" style:list-style-name="LFO1" style:family="paragraph"/>
    <style:style style:name="P72" style:parent-style-name="ListParagraph" style:list-style-name="LFO1" style:family="paragraph"/>
    <style:style style:name="P73" style:parent-style-name="ListParagraph" style:list-style-name="LFO1" style:family="paragraph"/>
    <style:style style:name="P74" style:parent-style-name="ListParagraph" style:list-style-name="LFO1" style:family="paragraph"/>
    <style:style style:name="P75" style:parent-style-name="ListParagraph" style:list-style-name="LFO1" style:family="paragraph"/>
    <style:style style:name="P76" style:parent-style-name="ListParagraph" style:list-style-name="LFO1" style:family="paragraph"/>
    <style:style style:name="P77" style:parent-style-name="ListParagraph" style:list-style-name="LFO1" style:family="paragraph"/>
    <style:style style:name="P78" style:parent-style-name="ListParagraph" style:list-style-name="LFO1" style:family="paragraph"/>
    <style:style style:name="P79" style:parent-style-name="ListParagraph" style:list-style-name="LFO1" style:family="paragraph"/>
    <style:style style:name="P80" style:parent-style-name="ListParagraph" style:list-style-name="LFO1" style:family="paragraph"/>
    <style:style style:name="P81" style:parent-style-name="ListParagraph" style:list-style-name="LFO1" style:family="paragraph"/>
    <style:style style:name="P82" style:parent-style-name="ListParagraph" style:list-style-name="LFO1" style:family="paragraph"/>
    <style:style style:name="P83" style:parent-style-name="ListParagraph" style:list-style-name="LFO1" style:family="paragraph"/>
    <style:style style:name="P84" style:parent-style-name="ListParagraph" style:list-style-name="LFO1" style:family="paragraph"/>
    <style:style style:name="P85" style:parent-style-name="ListParagraph" style:list-style-name="LFO1" style:family="paragraph"/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1" style:family="paragraph"/>
    <style:style style:name="P89" style:parent-style-name="ListParagraph" style:list-style-name="LFO1" style:family="paragraph"/>
    <style:style style:name="P9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Projektstyring</text:p>
      <text:p text:style-name="P2">Feedback:</text:p>
      <text:list text:style-name="LFO1" text:continue-numbering="true">
        <text:list-item>
          <text:p text:style-name="P3">projektstyringsmodel</text:p>
        </text:list-item>
        <text:list-item>
          <text:p text:style-name="P4"><text:span text:style-name="T5">Procesmodeller<text:s/></text:span></text:p>
        </text:list-item>
        <text:list-item>
          <text:p text:style-name="P6"><text:span text:style-name="T7">Framework</text:span></text:p>
        </text:list-item>
        <text:list-item>
          <text:p text:style-name="P8"><text:span text:style-name="T9">Tidsplan/ Estimering</text:span></text:p>
        </text:list-item>
        <text:list-item>
          <text:p text:style-name="P10"><text:span text:style-name="T11">Kommunikation</text:span></text:p>
        </text:list-item>
        <text:list-item>
          <text:p text:style-name="P12"><text:span text:style-name="T13">Risikovudering<text:s/></text:span></text:p>
        </text:list-item>
      </text:list>
      <text:p text:style-name="P14">Feed up:</text:p>
      <text:p text:style-name="P15"/>
      <text:p text:style-name="P16">Feed forward:</text:p>
      <text:p text:style-name="P17">Undersøg om en struktureret planlægnings metode som PERT kan kombineres med en mere agile og iterativ framework som scrum</text:p>
      <text:p text:style-name="P18">Three Amigos –<text:s/></text:p>
      <text:p text:style-name="P19">•<text:tab/>Business – What problem are we trying to solve?</text:p>
      <text:p text:style-name="P20">•<text:tab/>Development – How might we build a solution to solve that problem?</text:p>
      <text:p text:style-name="P21">•<text:tab/>Testing – What about this, what could possibly happen?</text:p>
      <text:p text:style-name="P22">Fokus på at bane vejen for produktionen og fjerne udfra kommende støj</text:p>
      <text:p text:style-name="Normal"><text:span text:style-name="T23">Kommunikation i højsædet<text:s/></text:span></text:p>
      <text:p text:style-name="P24"/>
      <text:p text:style-name="P25">21/08</text:p>
      <text:p text:style-name="P26">Kalender til overblik over ferier, sygeorlov osvv</text:p>
      <text:p text:style-name="P27">Ugeskema for guildmøder</text:p>
      <text:p text:style-name="P28">Oprettet git med gitignore</text:p>
      <text:p text:style-name="P29">Studeret PERT<text:s/></text:p>
      <text:p text:style-name="P30"/>
      <text:p text:style-name="P31"/>
      <text:p text:style-name="P32"/>
      <text:p text:style-name="P33">Data science and analytics</text:p>
      <text:p text:style-name="P34">Feedback:</text:p>
      <text:list text:style-name="LFO1" text:continue-numbering="true">
        <text:list-item>
          <text:p text:style-name="P35">Relational database<text:s/></text:p>
        </text:list-item>
        <text:list-item>
          <text:p text:style-name="P36">SQL</text:p>
        </text:list-item>
      </text:list>
      <text:p text:style-name="P37"/>
      <text:p text:style-name="P38">Feedup:</text:p>
      <text:list text:style-name="LFO1" text:continue-numbering="true">
        <text:list-item>
          <text:p text:style-name="P39">Phyton / R</text:p>
        </text:list-item>
        <text:list-item>
          <text:p text:style-name="P40"><text:span text:style-name="T41">Indfør<text:s/></text:span><text:span text:style-name="T42">automatiserede rapporter</text:span><text:span text:style-name="T43"><text:s/>for at spare tid på manuel analyse.</text:span></text:p>
        </text:list-item>
        <text:list-item>
          <text:p text:style-name="P44"><text:span text:style-name="T45">Dashboards<text:s/></text:span></text:p>
        </text:list-item>
        <text:list-item>
          <text:p text:style-name="P46"><text:span text:style-name="T47">Hvodan</text:span><text:span text:style-name="T48"><text:s/>projektstyringen kombineres med data science?</text:span></text:p>
        </text:list-item>
      </text:list>
      <text:p text:style-name="P49"/>
      <text:p text:style-name="P50">Feed forward:</text:p>
      <text:list text:style-name="LFO1" text:continue-numbering="true">
        <text:list-item>
          <text:p text:style-name="P51"><text:span text:style-name="T52">EDA</text:span><text:span text:style-name="T53"><text:s/>-<text:s/></text:span><text:span text:style-name="T54">Exploratory Data Analysis</text:span></text:p>
        </text:list-item>
      </text:list>
      <text:p text:style-name="ListParagraph"/>
      <text:p text:style-name="P55"/>
      <text:p text:style-name="P56"/>
      <text:p text:style-name="P57">Projektstyring</text:p>
      <text:p text:style-name="P58">Feedback:</text:p>
      <text:p text:style-name="P59">Feed up:</text:p>
      <text:p text:style-name="P60">Feed forward:</text:p>
      <text:p text:style-name="P61">Fokus på at bane vejen for produktionen og fjerne udfra kommende støj</text:p>
      <text:p text:style-name="Normal"><text:span text:style-name="T62">Kommunikation i højsædet<text:s/></text:span></text:p>
      <text:p text:style-name="P63"/>
      <text:p text:style-name="P64">Uge<text:s/>34</text:p>
      <text:p text:style-name="P65">Kalender til overblik over ferier, sygeorlov osv</text:p>
      <text:p text:style-name="P66">Ugeskema for guildmøder</text:p>
      <text:p text:style-name="P67">Oprettet git med gitignore</text:p>
      <text:p text:style-name="P68">Har undersøgt muligheden for at kombinere PERT med Scrum</text:p>
      <text:p text:style-name="P69"/>
      <text:p text:style-name="Normal">## 4 Semester</text:p>
      <text:p text:style-name="Normal"/>
      <text:p text:style-name="Normal">---</text:p>
      <text:p text:style-name="Normal">## Projektstyring</text:p>
      <text:p text:style-name="Normal">---</text:p>
      <text:p text:style-name="Normal">Feedback?</text:p>
      <text:p text:style-name="Normal">Projektstyringsmodel</text:p>
      <text:list text:style-name="LFO1" text:continue-numbering="true">
        <text:list-item>
          <text:p text:style-name="P70">Procesmodeller<text:s/></text:p>
        </text:list-item>
        <text:list-item>
          <text:p text:style-name="P71">Tidsplan/ Estimering</text:p>
        </text:list-item>
        <text:list-item>
          <text:p text:style-name="P72">Kommunikation</text:p>
        </text:list-item>
        <text:list-item>
          <text:p text:style-name="P73">Risikovudering<text:s/></text:p>
        </text:list-item>
      </text:list>
      <text:p text:style-name="Normal">---</text:p>
      <text:p text:style-name="Normal">FeedForward</text:p>
      <text:list text:style-name="LFO1" text:continue-numbering="true">
        <text:list-item>
          <text:p text:style-name="P74">Opsæt et enviorment som understøtter mit feedup og min gruppe.</text:p>
        </text:list-item>
      </text:list>
      <text:p text:style-name="Normal">---</text:p>
      <text:p text:style-name="Normal">FeedUp</text:p>
      <text:list text:style-name="LFO1" text:continue-numbering="true">
        <text:list-item>
          <text:p text:style-name="P75">Undersøg om en struktureret planlægnings metode som PERT kan kombineres med en mere agile og iterativ framework som scrum.</text:p>
        </text:list-item>
        <text:list-item>
          <text:p text:style-name="P76">Forsøg hvordan man kan fjerne udefrakommende distraktioner og støj for at produktionen kan fokusere på produktionen.</text:p>
        </text:list-item>
        <text:list-item>
          <text:p text:style-name="P77">Hvordan den bedst mulige kommunikation kan foregå så der ikke er misforståelser hverken intern eller ekstern.</text:p>
        </text:list-item>
        <text:list-item>
          <text:p text:style-name="P78">Undersøg hvordan "Three amgios" kan forbedre kommunikationen.</text:p>
        </text:list-item>
      </text:list>
      <text:p text:style-name="Normal">---</text:p>
      <text:p text:style-name="Normal"/>
      <text:p text:style-name="Normal"/>
      <text:p text:style-name="Normal">Reflektion uge 34:</text:p>
      <text:list text:style-name="LFO1" text:continue-numbering="true">
        <text:list-item>
          <text:p text:style-name="P79">Kalender til overblik over ferier, sygeorlov osv</text:p>
        </text:list-item>
        <text:list-item>
          <text:p text:style-name="P80">Ugeskema for guildmøder</text:p>
        </text:list-item>
        <text:list-item>
          <text:p text:style-name="P81">Oprettet git med gitignore</text:p>
        </text:list-item>
        <text:list-item>
          <text:p text:style-name="P82">Studeret PERT<text:s/></text:p>
        </text:list-item>
      </text:list>
      <text:soft-page-break/>
      <text:p text:style-name="Normal">---</text:p>
      <text:p text:style-name="Normal"/>
      <text:p text:style-name="Normal">## Data science and analytics</text:p>
      <text:p text:style-name="Normal">Feedback:</text:p>
      <text:list text:style-name="LFO1" text:continue-numbering="true">
        <text:list-item>
          <text:p text:style-name="P83">Relational database<text:s/></text:p>
        </text:list-item>
        <text:list-item>
          <text:p text:style-name="P84">SQL</text:p>
        </text:list-item>
      </text:list>
      <text:p text:style-name="Normal">---</text:p>
      <text:p text:style-name="Normal">Feedup:</text:p>
      <text:list text:style-name="LFO1" text:continue-numbering="true">
        <text:list-item>
          <text:p text:style-name="P85">Phyton / R</text:p>
        </text:list-item>
        <text:list-item>
          <text:p text:style-name="P86">Indfør automatiserede rapporter for at spare tid på manuel analyse.</text:p>
        </text:list-item>
        <text:list-item>
          <text:p text:style-name="P87">Dashboards<text:s/></text:p>
        </text:list-item>
        <text:list-item>
          <text:p text:style-name="P88">Hvodan projektstyringen kombineres med data science?</text:p>
        </text:list-item>
      </text:list>
      <text:p text:style-name="Normal">---</text:p>
      <text:p text:style-name="Normal">Feed forward:</text:p>
      <text:list text:style-name="LFO1" text:continue-numbering="true">
        <text:list-item>
          <text:p text:style-name="P89">EDA - Exploratory Data Analysis</text:p>
        </text:list-item>
      </text:list>
      <text:p text:style-name="Normal">---</text:p>
      <text:p text:style-name="P90">Reflektion</text:p>
      <text:p text:style-name="Normal">Drage over i noget ai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ers Holm</meta:initial-creator>
    <dc:creator>Anders Holm</dc:creator>
    <meta:creation-date>2025-08-18T07:59:00Z</meta:creation-date>
    <dc:date>2025-08-22T13:44:00Z</dc:date>
    <meta:template xlink:href="Normal.dotm" xlink:type="simple"/>
    <meta:editing-cycles>3</meta:editing-cycles>
    <meta:editing-duration>PT94500S</meta:editing-duration>
    <meta:document-statistic meta:page-count="4" meta:paragraph-count="4" meta:word-count="351" meta:character-count="2349" meta:row-count="16" meta:non-whitespace-character-count="2002"/>
  </office:meta>
</office:document-meta>
</file>